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4">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2"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justify"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22pt" style:font-size-asian="22pt" style:font-size-complex="22pt"/>
    </style:style>
    <style:style style:name="P10"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11"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5" style:family="paragraph" style:parent-style-name="Standard">
      <style:paragraph-properties fo:text-align="justify" style:justify-single-word="false"/>
      <style:text-properties fo:font-weight="bold" style:font-weight-asian="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list-style-name="L17">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8"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9"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T1" style:family="text">
      <style:text-properties fo:font-size="14pt" style:font-size-asian="14pt" style:font-size-complex="14pt"/>
    </style:style>
    <style:style style:name="T2" style:family="text">
      <style:text-properties fo:font-size="32pt" style:text-underline-style="solid" style:text-underline-width="auto" style:text-underline-color="font-color" fo:font-weight="bold" style:font-size-asian="32pt" style:font-weight-asian="bold" style:font-size-complex="32pt"/>
    </style:style>
    <style:style style:name="T3" style:family="text">
      <style:text-properties style:text-underline-style="non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belard <text:s text:c="80"/>TS2</text:p>
      <text:p text:style-name="P3">Aubinaud</text:p>
      <text:p text:style-name="P3">Coudeville</text:p>
      <text:p text:style-name="P3">Grandadam</text:p>
      <text:p text:style-name="P3">Thao</text:p>
      <text:p text:style-name="P3">Zaki</text:p>
      <text:p text:style-name="P9"/>
      <text:p text:style-name="P9"/>
      <text:p text:style-name="P9"/>
      <text:p text:style-name="P9"/>
      <text:p text:style-name="P9"/>
      <text:p text:style-name="P9"/>
      <text:p text:style-name="P10"/>
      <text:p text:style-name="P12">Spécialité ISN</text:p>
      <text:p text:style-name="P12">Groupe : PAC’s MEN</text:p>
      <text:p text:style-name="P12">Projet d’un Jeu vidéo</text:p>
      <text:p text:style-name="P12">AUBINAUD</text:p>
      <text:p text:style-name="P9"/>
      <text:p text:style-name="P9"/>
      <text:p text:style-name="P9"/>
      <text:p text:style-name="P9"/>
      <text:p text:style-name="P9"/>
      <text:p text:style-name="P9"/>
      <text:p text:style-name="P9"/>
      <text:p text:style-name="P9"/>
      <text:p text:style-name="P9"/>
      <text:p text:style-name="P9"/>
      <text:p text:style-name="P13"/>
      <text:p text:style-name="P3">2016-2017</text:p>
      <text:p text:style-name="P13"><text:soft-page-break/><text:span text:style-name="T2">Sommaire :</text:span></text:p>
      <text:p text:style-name="P14"/>
      <text:p text:style-name="P11"/>
      <text:p text:style-name="P11">I.) Présentation du projet :</text:p>
      <text:p text:style-name="P10"><text:tab/>a) Idée générale</text:p>
      <text:p text:style-name="P10"><text:tab/>b) Objectifs</text:p>
      <text:p text:style-name="P19"/>
      <text:p text:style-name="P11">II.) Répartition des taches :</text:p>
      <text:p text:style-name="P10"><text:tab/>a) Système de sous-parties</text:p>
      <text:p text:style-name="P10"><text:tab/>b) Division en binôme </text:p>
      <text:p text:style-name="P10"/>
      <text:p text:style-name="P11">III) Partie personnelle :</text:p>
      <text:p text:style-name="P10"><text:tab/>a) Création des personnages, items, consommables et principes de combat.</text:p>
      <text:p text:style-name="P10"><text:tab/>b) Inclusion des variables avec des classes</text:p>
      <text:p text:style-name="P10"><text:tab/>c) Programmation des effets des potions</text:p>
      <text:p text:style-name="P10"><text:tab/>d) Écriture del'histoire et design des cartes</text:p>
      <text:p text:style-name="P10"><text:s text:c="2"/><text:tab/>e) Programmation de l'introduction et des dialogues</text:p>
      <text:p text:style-name="P10"/>
      <text:p text:style-name="P10"/>
      <text:p text:style-name="P10"/>
      <text:p text:style-name="P11">IV) Annexes :</text:p>
      <text:p text:style-name="P15"/>
      <text:list xml:id="list2540784495298889975" text:style-name="L1">
        <text:list-item>
          <text:p text:style-name="P2">Présentation du projet :</text:p>
        </text:list-item>
      </text:list>
      <text:p text:style-name="P3"/>
      <text:p text:style-name="P4"/>
      <text:p text:style-name="P4">a) Idée générale</text:p>
      <text:p text:style-name="P3"/>
      <text:p text:style-name="P6">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6"/>
      <text:p text:style-name="P6">Par ailleurs,nous tenons à remercier Julien Giraud qui nous a développé un programme permettant la résolution et l'affichage d'un Rubix Cube dans notre projet et Basile Er-Rafiqui, <text:s/>qui nous a créer nos bandes-son et musiques pour le jeu.</text:p>
      <text:p text:style-name="P3"/>
      <text:p text:style-name="P4"/>
      <text:p text:style-name="P4">b) Objectifs</text:p>
      <text:p text:style-name="P3"/>
      <text:p text:style-name="P6">-Système de déplacement multi-directionnelle</text:p>
      <text:p text:style-name="P6">-Créer des personnages et leurs caractéristiques.</text:p>
      <text:p text:style-name="P6">-Développer un système de combat avec plusieurs entités et des paramètres influant sur celui-ci.</text:p>
      <text:p text:style-name="P6">-Créer trois cartes dont deux avec un éditeur de carte fait par nos soin et une en labyrinthe. </text:p>
      <text:p text:style-name="P6">Programmer un système d'inventaire et un système de consommables.</text:p>
      <text:p text:style-name="P6">-Utiliser Pygame.</text:p>
      <text:p text:style-name="P6">-Créer une vision 2D de dessus.</text:p>
      <text:p text:style-name="P6">-Implémenter des ennemis capables d'attaquer.</text:p>
      <text:p text:style-name="P6">Créer une difficulté croissante au sein du jeu</text:p>
      <text:p text:style-name="P6">-Lancement de la phase combat après collision avec les ennemis</text:p>
      <text:list xml:id="list5223652590493014220" text:style-name="L14">
        <text:list-item>
          <text:p text:style-name="P1">Répartition des taches :</text:p>
        </text:list-item>
      </text:list>
      <text:p text:style-name="P3"/>
      <text:p text:style-name="P4"/>
      <text:p text:style-name="P4">a) Système de sous-parties</text:p>
      <text:p text:style-name="P3"/>
      <text:p text:style-name="P13"><text:span text:style-name="T1"><text:tab/>Nous nous sommes repartis le travail selon 3 grands thèmes.</text:span></text:p>
      <text:p text:style-name="P13"><text:span text:style-name="T1"/></text:p>
      <text:p text:style-name="P16"><text:span text:style-name="T1">1) Carte</text:span></text:p>
      <text:p text:style-name="P6"/>
      <text:p text:style-name="P6">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6"/>
      <text:p text:style-name="P7">2) Combat</text:p>
      <text:p text:style-name="P6"/>
      <text:p text:style-name="P6">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6"/>
      <text:p text:style-name="P6"/>
      <text:p text:style-name="P16"><text:span text:style-name="T1">3)Graphisme</text:span></text:p>
      <text:p text:style-name="P6"/>
      <text:p text:style-name="P6">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6"/>
      <text:p text:style-name="P4"/>
      <text:p text:style-name="P4">b)Division en binôme</text:p>
      <text:p text:style-name="P6"/>
      <text:p text:style-name="P6">Un premier groupe, composé d’Émeric et de Sébastien prend en charge toute la partie carte et les taches dérivées correspondantes.</text:p>
      <text:p text:style-name="P6"><text:soft-page-break/></text:p>
      <text:p text:style-name="P6">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6"/>
      <text:p text:style-name="P6">Enfin, un dernier groupe, composé de Nassim et Clarisse, s'est chargé d'afficher la carte et la fenêtre de combat. Il s'est aussi chargé des menus et de l'inventaire et de la création d'image pour certains items.</text:p>
      <text:p text:style-name="P6"/>
      <text:p text:style-name="P6"/>
      <text:list xml:id="list3313193710854804010" text:style-name="L17">
        <text:list-item>
          <text:p text:style-name="P17"><text:span text:style-name="T3"><text:s/></text:span>Partie personnelle</text:p>
        </text:list-item>
      </text:list>
      <text:p text:style-name="P8"/>
      <text:p text:style-name="P5"/>
      <text:p text:style-name="P5">a) Création des variables</text:p>
      <text:p text:style-name="P5"/>
      <text:p text:style-name="P8">Pour ma part j'ai du m'occuper dans un premier temps de créer toutes les statistiques du jeu et variables (ex : point de vie) du jeu. J'ai donc créer des personnages avec différentes caractéristiques basé sur notre groupe donnant à chacun des spécialités notamment le type d'attaque, les résistances ou le système de passif qui est unique à chaque personnage influant sur la partie. </text:p>
      <text:p text:style-name="P8">Le système de dégât fonctionne sur un principe avec deux types : les dégâts magique qui sont diminués si l'ennemi à de la résistance magique et les dégâts physique qui sont diminués si l'ennemi possède de l'armure.</text:p>
      <text:p text:style-name="P8">La réduction des dégâts se fait sur un principe de pourcentage par exemple 100 de dégât magique à un ennemi ayant 25 d'armure ne lui fera perdre que 75 points de vie.</text:p>
      <text:p text:style-name="P8">Pour certains personnages attaquant à distance une précision leur a été attribuée leur donnant une chance de réussite à chacune de leur attaque.</text:p>
      <text:p text:style-name="P8">Une fois les personnages créer je me suis attaqué à l'équipement de chaque personnage basé sur une progression à travers les trois niveaux pour permettre une évolution. Chaque personnage à donc trois armes et armures. Les armes augmentent les dégâts en s'ajoutant à celle des personnages et les armures qui augmentent l'armure et la résistance magique.</text:p>
      <text:p text:style-name="P8">J'ai créer les ennemis qui possèdent aussi un type d'attaque soit magique soit physique et résistance qu'elle soit physique ou magique avec en plus un nombre d'ennemis par groupe rencontré, par exemple les rats se rencontrent par groupe de 3 ou 4.</text:p>
      <text:p text:style-name="P8">Après pour la gestion du tour par tour nous avons créer une variable vitesse définissant qui attaque en premier par exemple si un personnage à 100 et une ennemi 80 c'est le personnage qui attaque en premier.</text:p>
      <text:p text:style-name="P8"><text:soft-page-break/>Pour équilibrer le jeu nous avons aussi mis en place un système de critique qui augmentent ponctuellement les dégat avec un pourcentage de chance.</text:p>
      <text:p text:style-name="P8">Après la création d'un système de consommables, avec 3 niveaux de potions qui augmentent les autres variables pour un certain nombre de tours et des potions rendant des point de vies qui sont récupérées après la mort des ennemis.</text:p>
      <text:p text:style-name="P8"/>
      <text:p text:style-name="P5"/>
      <text:p text:style-name="P5">b) Inclusion des variables dans le jeu</text:p>
      <text:p text:style-name="P5"/>
      <text:p text:style-name="P8">Pour inclure chacune des variables du jeu j'ai utilisée un système de classes permettant d'utiliser une même fonction avec différentes caractéristiques.</text:p>
      <text:p text:style-name="P8">Par exemple on créer une classe personnages qui fonctionne comme une immense boite et qui définie les variables que les sous-boites possèdent ici donc les différents personnages sont donc chacun une petites boite avec leurs statistiques personnelles. La grande boite peut donc être appelée et à travers elle chacune des petites boites. Après j'ai initialisé la grande boite avec des variables nulles pour ne pas avoir d'hérédité sur les petites, par exemple les point de vie de la grande boite sont nuls pour ne pas en rajouter aux différents personnages. <text:s/></text:p>
      <text:p text:style-name="P8">Après j'ai du créer un système de classes pour les armes, pour les armures, et pour les ennemis mais ils se sont incrusté dans la classes personnages pour faciliter le travail de Martin les potion se sont entièrement faites à partir de définition en lien avec l'inventaire.</text:p>
      <text:p text:style-name="P8">Pour créer mes classes j'ai utilisé la fonction class de python.</text:p>
      <text:p text:style-name="P8">Cette partie s'est révélée extrêmement longue et chronophages car l'inclusion des variables devait se faire pour toutes les entités du jeu avec toutes leurs caractéristiques arrivant à un total de presque 1000 lignes de codes.</text:p>
      <text:p text:style-name="P8"/>
      <text:p text:style-name="P5"/>
      <text:p text:style-name="P5">c) Programmation de l'effet des potions</text:p>
      <text:p text:style-name="P5"/>
      <text:p text:style-name="P8">La partie des potions m'est revenue et pour l'utilisation nous sommes partis de l'inventaire qui appelle une fonction avec les actif de potion marchant avec un système de IF en fonction de la potion utilisée. On presse une touche qui appelle la potion qui donne son actif aux variables (ex: point de vie, dégâts physique …) en les changeant soit définitivement par exemple pour la vie ou pour un nombre de tour limité pour créer un système de boost temporaire. Après un système de seuil à été nécessaire pour les potions de vie pour ne pas dépasser le nombre de point de vie maximum des personnages. Sinon j'ai du rajouter un système de tour pour enlever les actifs des potions temporaires mais le cumul des durées est possibles par exemple si on prend une potion active pour 2 tours 2 fois on aura 4 <text:soft-page-break/>tours de l'effet. Sur <text:s/>cette partie de nombreuses difficultés sont apparues et certaines n'ont pas encore réussie à être corrigées.</text:p>
      <text:p text:style-name="P5"/>
      <text:p text:style-name="P5"/>
      <text:p text:style-name="P5">d) Écriture de l'histoire et design des cartes</text:p>
      <text:p text:style-name="P8"/>
      <text:p text:style-name="P8">J'ai aussi écrit le script du jeu qui prend place dans un univers fantasy poussant le héros à sauver un petit golem de fer nommé Scrap retenu par un certain Thunderlord. Cette quête prend place de manière suggestive dans un univers plus grand autour d'une guilde et d'une guerre entre 2 états. Cette quête a pour objectif secondaire de retrouver des informations sur la guilde dont fait partie le héros. Le héros passe par 3 niveaux distincts, un en plaine, un dans une grotte et un dans un château constitué d'un labyrinthe. J'ai conçu les deux premiers niveaux avec l'éditeur de carte mis a disposition par la partie carte pour assurer une certaine cohérence entre les cartes et l'histoire. Les cartes comportent des zones infranchissables avec des ennemis qui apparaissent de manière aléatoire sachant que les ennemis deviennent de plus en plus fort avec les niveaux. Des boss finaux se trouvent avant <text:s/>les équipements de niveaux.</text:p>
      <text:p text:style-name="P8"/>
      <text:p text:style-name="P8"/>
      <text:p text:style-name="P5">e) Programmation de l'introduction et des dialogues</text:p>
      <text:p text:style-name="P5"/>
      <text:p text:style-name="P8">L'affichage de l'introduction au jeu qui comprend une présentation du personnage que vous incarnez et le lancement dans la quête principale du jeu. L'affichage se fait via une fenêtre pygame, j'ai choisi de faire un affichage sur une image de grimoire ouvert avec mon histoire dans une typographie médiévale pour donner un style fantasy. J'ai aussi inclut des images pour permettre de situer l'action et de donner une ambiance. Pour programmer cela j'ai créer un système de page fonctionnant à l'aide des flèches fonctionnant en If en fonction du numéro de page je rapplique mon image de fond pour nettoyer l'écran (écrasage) puis je rajoute ligne par ligne le texte et des images. En fonction de la page l'affichage varie donc et permet un dynamisme et c'est commandé par une pression sur les flèches qui augmentent ou diminue la variable page. Pour réaliser cela j'ai beaucoup utiliser la fonction blit de pygame permettant des affichages textes, d'images et la fonction ren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belard                                                                                                                                   TS2</dc:title>
    <meta:initial-creator>admin.profil</meta:initial-creator>
    <meta:creation-date>2017-05-10T11:13:00</meta:creation-date>
    <dc:date>2017-05-14T20:18:32.18</dc:date>
    <meta:editing-cycles>8</meta:editing-cycles>
    <meta:editing-duration>P1DT6H12M22S</meta:editing-duration>
    <meta:generator>OpenOffice/4.1.3$Win32 OpenOffice.org_project/413m1$Build-9783</meta:generator>
    <dc:creator>Pierre-Antoine Aubinaud</dc:creator>
    <meta:document-statistic meta:table-count="0" meta:image-count="0" meta:object-count="0" meta:page-count="7" meta:paragraph-count="76" meta:word-count="1793" meta:character-count="10977"/>
  </office:meta>
</office:document-meta>
</file>